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string" calcext:value-type="string">
            <text:p>m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formula="of:=SUM([.B2:.B5])/4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table:formula="of:=SUM([.B6:.B9])/4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SUM([.B10:.B13])/4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000000" calcext:value-type="float">
            <text:p>10000000</text:p>
          </table:table-cell>
          <table:table-cell table:formula="of:=SUM([.B14:.B17])/4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table:formula="of:=SUM([.B18:.B21])/4"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 table:formula="of:=SUM([.B22:.B25])/4"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100000000" calcext:value-type="float">
            <text:p>100000000</text:p>
          </table:table-cell>
          <table:table-cell table:formula="of:=SUM([.B26:.B29])/4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100000000" calcext:value-type="float">
            <text:p>100000000</text:p>
          </table:table-cell>
          <table:table-cell table:formula="of:=SUM([.B30:.B33])/4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100000000" calcext:value-type="float">
            <text:p>100000000</text:p>
          </table:table-cell>
          <table:table-cell table:formula="of:=SUM([.B34:.B37])/4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00000000" calcext:value-type="float">
            <text:p>100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 style:data-style-name="N2" text:time-value="14:33:04.352742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25:32.572782132</meta:creation-date>
    <meta:generator>LibreOffice/5.1.6.2$Linux_X86_64 LibreOffice_project/10m0$Build-2</meta:generator>
    <dc:date>2019-03-09T14:33:29.755669632</dc:date>
    <meta:editing-duration>PT20M13S</meta:editing-duration>
    <meta:editing-cycles>17</meta:editing-cycles>
    <meta:document-statistic meta:table-count="1" meta:cell-count="121" meta:object-count="0"/>
  </office:meta>
</office:document-meta>
</file>